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a5d" officeooo:paragraph-rsid="000ada5d"/>
    </style:style>
    <style:style style:name="P2" style:family="paragraph" style:parent-style-name="Standard">
      <style:text-properties officeooo:paragraph-rsid="000ada5d"/>
    </style:style>
    <style:style style:name="P3" style:family="paragraph" style:parent-style-name="Standard">
      <style:text-properties officeooo:rsid="000ada5d" officeooo:paragraph-rsid="000ada5d"/>
    </style:style>
    <style:style style:name="T1" style:family="text">
      <style:text-properties officeooo:rsid="000ada5d"/>
    </style:style>
    <style:style style:name="T2" style:family="text">
      <style:text-properties fo:font-variant="normal" fo:text-transform="none" fo:color="#333333" loext:opacity="100%" style:font-name="Menlo" fo:font-size="9.7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333333" loext:opacity="100%" style:font-name="Menlo" fo:font-size="9.75pt" fo:letter-spacing="normal" fo:font-style="normal" fo:font-weight="normal" officeooo:rsid="000ada5d" fo:background-color="transparent" loext:char-shading-value="0" loext:padding="0in" loext:border="none"/>
    </style:style>
    <style:style style:name="T4" style:family="text">
      <style:text-properties officeooo:rsid="000c80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DELETED]</text:p>
      <text:p text:style-name="P2"><text:span text:style-name="T1">[</text:span><text:span text:style-name="Source_20_Text"><text:span text:style-name="T2">202</text:span></text:span><text:span text:style-name="Source_20_Text"><text:span text:style-name="T3">4</text:span></text:span><text:span text:style-name="Source_20_Text"><text:span text:style-name="T2">-0</text:span></text:span><text:span text:style-name="Source_20_Text"><text:span text:style-name="T3">9</text:span></text:span><text:span text:style-name="Source_20_Text"><text:span text:style-name="T2">-0</text:span></text:span><text:span text:style-name="Source_20_Text"><text:span text:style-name="T3">1</text:span></text:span><text:span text:style-name="Source_20_Text"><text:span text:style-name="T2"> 11:10:37</text:span></text:span><text:span text:style-name="Source_20_Text"><text:span text:style-name="T3">]</text:span></text:span></text:p>
      <text:p text:style-name="Standard">From: shadow1@darkmail.com</text:p>
      <text:p text:style-name="Standard">To: ghost@securemail.net</text:p>
      <text:p text:style-name="Standard">Subject: Re: The Plan</text:p>
      <text:p text:style-name="Standard"/>
      <text:p text:style-name="Standard">Hey Ghost,</text:p>
      <text:p text:style-name="Standard"/>
      <text:p text:style-name="Standard">Everything is set for the operation. I’ve made some final adjustments to the plan. The archive you asked for, with all the details, is stored in the file `Plan.zip`. I’ve deleted it from my end for security reasons. Remember, the password for the archive is `Phantom$123`. Don’t forget to clear your tracks after downloading. <text:span text:style-name="T1">AND DELETE THIS EMAIL.</text:span></text:p>
      <text:p text:style-name="Standard"/>
      <text:p text:style-name="P1">We’ll meet after the hack, the details are also in the archive, make sure no one follows you. </text:p>
      <text:p text:style-name="Standard"/>
      <text:p text:style-name="Standard">Shadow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4:29:39.957782779</meta:creation-date>
    <dc:date>2024-09-02T15:04:57.954567093</dc:date>
    <meta:editing-duration>PT5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90" meta:character-count="560" meta:non-whitespace-character-count="478"/>
  </office:meta>
</office:document-meta>
</file>